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font-size="15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 fo:background-color="#ffffff" loext:padding-left="0in" loext:padding-right="0in" loext:padding-top="0.3126in" loext:padding-bottom="0in" loext:border-left="none" loext:border-right="none" loext:border-top="0.06pt dashed #d8d8d8" loext:border-bottom="none"/>
    </style:style>
    <style:style style:name="P3" style:family="paragraph" style:parent-style-name="Text_20_body" style:list-style-name="L1">
      <style:paragraph-properties fo:margin-left="0in" fo:margin-right="0in" fo:margin-top="0in" fo:margin-bottom="0.1043in" loext:contextual-spacing="false" fo:line-height="120%" fo:orphans="2" fo:widows="2" fo:text-indent="0in" style:auto-text-indent="false" fo:padding="0in" fo:border="non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1043in" loext:contextual-spacing="false" fo:line-height="120%" fo:orphans="2" fo:widows="2" fo:padding="0in" fo:border="none"/>
      <style:text-properties fo:font-variant="normal" fo:text-transform="none" fo:color="#333333" style:font-name="Helvetica Neue" fo:font-size="11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011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or the perfect homemade pizza:</text:h>
      <text:list xml:id="list1998618546" text:style-name="L1">
        <text:list-item>
          <text:p text:style-name="P3">Preheat oven and a baking sheet to 220C/fan 200C.</text:p>
        </text:list-item>
        <text:list-item>
          <text:p text:style-name="P4">Mix strong bread flour, salt and fast-action yeast together in a large bowl. Quickly stir in lukewarm water and olive oil and bring together to a rough dough.</text:p>
        </text:list-item>
        <text:list-item>
          <text:p text:style-name="P4">Tip out the mixture onto a lightly floured worksurface and knead for 5 mins until you have a smooth, springy dough.</text:p>
        </text:list-item>
        <text:list-item>
          <text:p text:style-name="P4">Roll out into a thin round (you may have to stretch it with your hands a little) and place on a floured baking sheet.</text:p>
        </text:list-item>
        <text:list-item>
          <text:p text:style-name="P4">Add your favourite toppings (such as tomato passata, mozzarella, vegetables or cured meats), place the floured sheet on top of the preheated sheet and bake for 10-15 mins, until the pizza is golden and crispy.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8-24T15:07:14.317000000</dc:date>
    <meta:editing-duration>PT7S</meta:editing-duration>
    <meta:editing-cycles>1</meta:editing-cycles>
    <meta:document-statistic meta:table-count="0" meta:image-count="0" meta:object-count="0" meta:page-count="1" meta:paragraph-count="6" meta:word-count="127" meta:character-count="689" meta:non-whitespace-character-count="573"/>
  </office:meta>
</office:document-meta>
</file>